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b2b2b2" draw:textarea-horizontal-align="justify" draw:textarea-vertical-align="middle" draw:auto-grow-height="false" fo:min-height="0.828cm" fo:min-width="1.836cm"/>
    </style:style>
    <style:style style:name="gr2" style:family="graphic" style:parent-style-name="standard">
      <style:graphic-properties svg:stroke-color="#faa61a" draw:fill-color="#faa61a" draw:opacity="100%" draw:textarea-horizontal-align="justify" draw:textarea-vertical-align="top" draw:auto-grow-height="false" fo:min-height="2.417cm" fo:min-width="7.634cm"/>
    </style:style>
    <style:style style:name="gr3" style:family="graphic" style:parent-style-name="standard">
      <style:graphic-properties draw:textarea-horizontal-align="justify" draw:textarea-vertical-align="middle" draw:auto-grow-height="false" fo:min-height="1.138cm" fo:min-width="3.16cm"/>
    </style:style>
    <style:style style:name="gr4" style:family="graphic" style:parent-style-name="standard">
      <style:graphic-properties svg:stroke-color="#407927" draw:fill-color="#89c765" draw:textarea-horizontal-align="justify" draw:textarea-vertical-align="middle" draw:auto-grow-height="false" fo:min-height="1.051cm" fo:min-width="3.043cm"/>
    </style:style>
    <style:style style:name="gr5" style:family="graphic" style:parent-style-name="standard">
      <style:graphic-properties svg:stroke-color="#faa61a" draw:fill-color="#faa61a" draw:textarea-horizontal-align="justify" draw:textarea-vertical-align="top" draw:auto-grow-height="false" fo:min-height="2.253cm" fo:min-width="2.02cm"/>
    </style:style>
    <style:style style:name="gr6" style:family="graphic" style:parent-style-name="standard">
      <style:graphic-properties draw:textarea-horizontal-align="justify" draw:textarea-vertical-align="middle" draw:auto-grow-height="false" fo:min-height="0.323cm" fo:min-width="1.343cm"/>
    </style:style>
    <style:style style:name="gr7" style:family="graphic" style:parent-style-name="standard">
      <style:graphic-properties svg:stroke-color="#2b511a" draw:fill-color="#89c765" draw:textarea-horizontal-align="justify" draw:textarea-vertical-align="middle" draw:auto-grow-height="false" fo:min-height="0.359cm" fo:min-width="1.341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79cm" fo:min-width="0.326cm"/>
    </style:style>
    <style:style style:name="gr10" style:family="graphic" style:parent-style-name="standard">
      <style:graphic-properties draw:stroke="none" draw:fill="none" fo:min-height="2.415cm"/>
    </style:style>
    <style:style style:name="gr11" style:family="graphic" style:parent-style-name="standard">
      <style:graphic-properties draw:textarea-horizontal-align="justify" draw:textarea-vertical-align="middle" draw:auto-grow-height="false" fo:min-height="0.973cm" fo:min-width="0.326cm"/>
    </style:style>
    <style:style style:name="gr12" style:family="graphic" style:parent-style-name="standard">
      <style:graphic-properties draw:stroke="none" draw:fill="none" fo:min-height="1.178cm"/>
    </style:style>
    <style:style style:name="gr13" style:family="graphic" style:parent-style-name="standard">
      <style:graphic-properties draw:textarea-horizontal-align="justify" draw:textarea-vertical-align="middle" draw:auto-grow-height="false" fo:min-height="0.973cm" fo:min-width="0.388cm"/>
    </style:style>
    <style:style style:name="gr14" style:family="graphic" style:parent-style-name="standard">
      <style:graphic-properties draw:stroke="none" draw:fill="none" fo:min-height="1.765cm"/>
    </style:style>
    <style:style style:name="gr15" style:family="graphic" style:parent-style-name="standard">
      <style:graphic-properties svg:stroke-color="#a3238e" draw:fill-color="#bd7cb5" draw:textarea-horizontal-align="justify" draw:textarea-vertical-align="top" draw:auto-grow-height="false" fo:min-height="1.147cm" fo:min-width="2.421cm"/>
    </style:style>
    <style:style style:name="gr16" style:family="graphic" style:parent-style-name="standard">
      <style:graphic-properties draw:textarea-horizontal-align="justify" draw:textarea-vertical-align="middle" draw:auto-grow-height="false" fo:min-height="0.454cm" fo:min-width="0.848cm"/>
    </style:style>
    <style:style style:name="gr17" style:family="graphic" style:parent-style-name="standard">
      <style:graphic-properties svg:stroke-color="#2b511a" draw:fill-color="#89c765" draw:textarea-horizontal-align="justify" draw:textarea-vertical-align="middle" draw:auto-grow-height="false" fo:min-height="0.454cm" fo:min-width="0.848cm"/>
    </style:style>
    <style:style style:name="gr18" style:family="graphic" style:parent-style-name="standard">
      <style:graphic-properties draw:textarea-horizontal-align="justify" draw:textarea-vertical-align="middle" draw:auto-grow-height="false" fo:min-height="1.777cm" fo:min-width="0.326cm"/>
    </style:style>
    <style:style style:name="gr19" style:family="graphic" style:parent-style-name="standard">
      <style:graphic-properties draw:stroke="none" draw:fill="none" fo:min-height="2.763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aa61a" draw:opacity="100%"/>
      <style:paragraph-properties fo:text-align="center"/>
    </style:style>
    <style:style style:name="P4" style:family="paragraph">
      <loext:graphic-properties draw:fill-color="#89c765"/>
      <style:paragraph-properties fo:text-align="center"/>
    </style:style>
    <style:style style:name="P5" style:family="paragraph">
      <loext:graphic-properties draw:fill-color="#faa61a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bd7cb5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1.524cm" svg:x="4.556cm" svg:y="1.127cm">
          <text:p text:style-name="P1">UniProtKB</text:p>
          <text:p text:style-name="P1">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3" draw:layer="layout" svg:width="8.134cm" svg:height="2.667cm" svg:x="2.264cm" svg:y="4.556cm">
            <text:p text:style-name="P1">Annotated proteins 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81cm" svg:height="1.538cm" svg:x="2.397cm" svg:y="5.391cm">
            <text:p text:style-name="P1">Cytoplasmic</text:p>
            <text:p text:style-name="P1">protei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683cm" svg:height="1.441cm" svg:x="6.497cm" svg:y="5.445cm">
            <text:p text:style-name="P1">Periplasmic</text:p>
            <text:p text:style-name="P1">protei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5" draw:text-style-name="P5" draw:layer="layout" svg:width="2.52cm" svg:height="2.503cm" svg:x="2.016cm" svg:y="9.038cm">
              <text:p text:style-name="P1"><text:span text:style-name="T1">Organism 1 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1.905cm" svg:height="0.635cm" svg:x="2.285cm" svg:y="9.773cm">
              <text:p text:style-name="P1"><text:span text:style-name="T2">Cytoplas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1.905cm" svg:height="0.673cm" svg:x="2.285cm" svg:y="10.524cm">
              <text:p text:style-name="P1"><text:span text:style-name="T2">Periplas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2.52cm" svg:height="2.503cm" svg:x="4.816cm" svg:y="9.038cm">
              <text:p text:style-name="P1"><text:span text:style-name="T1">Organism 2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1.905cm" svg:height="0.635cm" svg:x="5.085cm" svg:y="9.773cm">
              <text:p text:style-name="P1"><text:span text:style-name="T2">Cytoplas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1.905cm" svg:height="0.673cm" svg:x="5.085cm" svg:y="10.524cm">
              <text:p text:style-name="P1"><text:span text:style-name="T2">Periplas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5" draw:layer="layout" svg:width="2.52cm" svg:height="2.503cm" svg:x="8.016cm" svg:y="9.038cm">
              <text:p text:style-name="P1"><text:span text:style-name="T1">Organism M 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1.905cm" svg:height="0.635cm" svg:x="8.685cm" svg:y="9.773cm">
              <text:p text:style-name="P1"><text:span text:style-name="T2">Cytoplas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4" draw:layer="layout" svg:width="1.905cm" svg:height="0.673cm" svg:x="8.685cm" svg:y="10.524cm">
              <text:p text:style-name="P1"><text:span text:style-name="T2">Periplas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" draw:layer="layout" svg:width="0.18cm" svg:height="0.254cm" svg:x="7.346cm" svg:y="10.0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8cm" svg:height="0.254cm" svg:x="7.56cm" svg:y="10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" draw:layer="layout" svg:width="0.18cm" svg:height="0.254cm" svg:x="7.774cm" svg:y="10.0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9" draw:text-style-name="P1" draw:layer="layout" svg:width="1.651cm" svg:height="1.518cm" svg:x="5.372cm" svg:y="3.0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0" draw:text-style-name="P6" draw:layer="layout" svg:width="4.198cm" svg:height="2.665cm" svg:x="1.654cm" svg:y="3.034cm">
            <draw:text-box>
              <text:p><text:span text:style-name="T3">1. Query Retrieval</text:span></text:p>
              <text:p><text:span text:style-name="T3">REST API</text:span></text:p>
            </draw:text-box>
          </draw:frame>
        </draw:g>
        <draw:g>
          <draw:custom-shape draw:style-name="gr11" draw:text-style-name="P1" draw:layer="layout" svg:width="1.651cm" svg:height="1.397cm" svg:x="5.373cm" svg:y="7.4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6" draw:layer="layout" svg:width="4.198cm" svg:height="1.428cm" svg:x="1.655cm" svg:y="7.432cm">
            <draw:text-box>
              <text:p><text:span text:style-name="T4">2. Cluster by organism</text:span></text:p>
            </draw:text-box>
          </draw:frame>
        </draw:g>
        <draw:g>
          <draw:custom-shape draw:style-name="gr13" draw:text-style-name="P1" draw:layer="layout" svg:width="1.775cm" svg:height="1.397cm" svg:x="5.25cm" svg:y="11.8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4" draw:text-style-name="P6" draw:layer="layout" svg:width="4.512cm" svg:height="2.015cm" svg:x="1.254cm" svg:y="11.832cm">
            <draw:text-box>
              <text:p><text:span text:style-name="T4">3. BLAST search</text:span></text:p>
              <text:p><text:span text:style-name="T4">for twins</text:span></text:p>
            </draw:text-box>
          </draw:frame>
        </draw:g>
        <draw:g>
          <draw:g>
            <draw:custom-shape draw:style-name="gr15" draw:text-style-name="P7" draw:layer="layout" svg:width="2.921cm" svg:height="1.397cm" svg:x="1.689cm" svg:y="13.319cm">
              <text:p text:style-name="P1"><text:span text:style-name="T5">Twin 1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1.424cm" svg:height="0.78cm" svg:x="1.689cm" svg:y="13.836cm">
              <text:p text:style-name="P1"><text:span text:style-name="T6">Cytoplasm</text:span></text:p>
              <text:p text:style-name="P1"><text:span text:style-name="T6">homolog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4" draw:layer="layout" svg:width="1.424cm" svg:height="0.78cm" svg:x="3.19cm" svg:y="13.837cm">
              <text:p text:style-name="P1"><text:span text:style-name="T6">Periplasm</text:span></text:p>
              <text:p text:style-name="P1"><text:span text:style-name="T6">homolog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5" draw:text-style-name="P7" draw:layer="layout" svg:width="2.921cm" svg:height="1.397cm" svg:x="4.79cm" svg:y="13.319cm">
              <text:p text:style-name="P1"><text:span text:style-name="T5">Twin 2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1.424cm" svg:height="0.78cm" svg:x="4.79cm" svg:y="13.836cm">
              <text:p text:style-name="P1"><text:span text:style-name="T6">Cytoplasm</text:span></text:p>
              <text:p text:style-name="P1"><text:span text:style-name="T6">homolog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4" draw:layer="layout" svg:width="1.424cm" svg:height="0.78cm" svg:x="6.291cm" svg:y="13.837cm">
              <text:p text:style-name="P1"><text:span text:style-name="T6">Periplasm</text:span></text:p>
              <text:p text:style-name="P1"><text:span text:style-name="T6">homolog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5" draw:text-style-name="P7" draw:layer="layout" svg:width="2.921cm" svg:height="1.397cm" svg:x="8.19cm" svg:y="13.319cm">
              <text:p text:style-name="P1"><text:span text:style-name="T5">Twin 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1.424cm" svg:height="0.78cm" svg:x="8.19cm" svg:y="13.836cm">
              <text:p text:style-name="P1"><text:span text:style-name="T6">Cytoplasm</text:span></text:p>
              <text:p text:style-name="P1"><text:span text:style-name="T6">homolog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4" draw:layer="layout" svg:width="1.424cm" svg:height="0.78cm" svg:x="9.691cm" svg:y="13.837cm">
              <text:p text:style-name="P1"><text:span text:style-name="T6">Periplasm</text:span></text:p>
              <text:p text:style-name="P1"><text:span text:style-name="T6">homolog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8" draw:text-style-name="P1" draw:layer="layout" svg:width="0.18cm" svg:height="0.254cm" svg:x="7.651cm" svg:y="13.6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8cm" svg:height="0.254cm" svg:x="7.865cm" svg:y="13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8cm" svg:height="0.254cm" svg:x="8.079cm" svg:y="1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1" draw:layer="layout" svg:width="1.651cm" svg:height="2.316cm" svg:x="5.375cm" svg:y="15.105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9" draw:text-style-name="P6" draw:layer="layout" svg:width="4.601cm" svg:height="3.013cm" svg:x="1.254cm" svg:y="15.132cm">
            <draw:text-box>
              <text:p><text:span text:style-name="T7">4. MSA generation</text:span></text:p>
              <text:p><text:span text:style-name="T4">* </text:span><text:span text:style-name="T1">mapping REST API</text:span></text:p>
              <text:p><text:span text:style-name="T1">* cd-hit</text:span></text:p>
              <text:p><text:span text:style-name="T1">* clustalomega</text:span></text:p>
            </draw:text-box>
          </draw:frame>
        </draw:g>
        <draw:g>
          <draw:g>
            <draw:custom-shape draw:style-name="gr15" draw:text-style-name="P7" draw:layer="layout" svg:width="2.921cm" svg:height="1.397cm" svg:x="1.689cm" svg:y="17.519cm">
              <text:p text:style-name="P1"><text:span text:style-name="T5">Twin 1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1.424cm" svg:height="0.78cm" svg:x="1.689cm" svg:y="18.036cm">
              <text:p text:style-name="P1"><text:span text:style-name="T6">Cytoplasm</text:span></text:p>
              <text:p text:style-name="P1"><text:span text:style-name="T6">MS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4" draw:layer="layout" svg:width="1.424cm" svg:height="0.78cm" svg:x="3.19cm" svg:y="18.037cm">
              <text:p text:style-name="P1"><text:span text:style-name="T6">Periplasm</text:span></text:p>
              <text:p text:style-name="P1"><text:span text:style-name="T6">MS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5" draw:text-style-name="P7" draw:layer="layout" svg:width="2.921cm" svg:height="1.397cm" svg:x="4.79cm" svg:y="17.519cm">
              <text:p text:style-name="P1"><text:span text:style-name="T5">Twin 2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1.424cm" svg:height="0.78cm" svg:x="4.79cm" svg:y="18.036cm">
              <text:p text:style-name="P1"><text:span text:style-name="T6">Cytoplasm</text:span></text:p>
              <text:p text:style-name="P1"><text:span text:style-name="T6">MS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4" draw:layer="layout" svg:width="1.424cm" svg:height="0.78cm" svg:x="6.291cm" svg:y="18.037cm">
              <text:p text:style-name="P1"><text:span text:style-name="T6">Periplasm</text:span></text:p>
              <text:p text:style-name="P1"><text:span text:style-name="T6">MS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5" draw:text-style-name="P7" draw:layer="layout" svg:width="2.921cm" svg:height="1.397cm" svg:x="8.19cm" svg:y="17.519cm">
              <text:p text:style-name="P1"><text:span text:style-name="T5">Twin 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1.424cm" svg:height="0.78cm" svg:x="8.19cm" svg:y="18.036cm">
              <text:p text:style-name="P1"><text:span text:style-name="T6">Cytoplasm</text:span></text:p>
              <text:p text:style-name="P1"><text:span text:style-name="T6">MS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4" draw:layer="layout" svg:width="1.424cm" svg:height="0.78cm" svg:x="9.691cm" svg:y="18.037cm">
              <text:p text:style-name="P1"><text:span text:style-name="T6">Periplasm</text:span></text:p>
              <text:p text:style-name="P1"><text:span text:style-name="T6">MS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8" draw:text-style-name="P1" draw:layer="layout" svg:width="0.18cm" svg:height="0.254cm" svg:x="7.651cm" svg:y="17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8cm" svg:height="0.254cm" svg:x="7.865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8cm" svg:height="0.254cm" svg:x="8.079cm" svg:y="17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18:27.078216356</meta:creation-date>
    <dc:date>2020-06-06T13:18:31.324807944</dc:date>
    <meta:editing-duration>PT28M49S</meta:editing-duration>
    <meta:editing-cycles>15</meta:editing-cycles>
    <meta:generator>LibreOffice/6.0.7.3$Linux_X86_64 LibreOffice_project/00m0$Build-3</meta:generator>
    <meta:document-statistic meta:object-count="63"/>
  </office:meta>
</office:document-meta>
</file>